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3.481cm" table:align="margins"/>
    </style:style>
    <style:style style:name="Tabela2.A" style:family="table-column">
      <style:table-column-properties style:column-width="13.481cm" style:rel-column-width="65535*"/>
    </style:style>
    <style:style style:name="Tabela2.A1" style:family="table-cell">
      <style:table-cell-properties style:border-line-width="0.018cm 0.018cm 0.018cm" fo:padding="0.097cm" fo:border="1.5pt double #000000"/>
    </style:style>
    <style:style style:name="P1" style:family="paragraph" style:parent-style-name="Table_20_Contents">
      <style:text-properties style:font-name="Times New Roman" fo:font-size="9pt" fo:letter-spacing="0.053cm" fo:font-style="italic" officeooo:paragraph-rsid="0003df58" style:font-size-asian="9pt" style:font-style-asian="italic" style:font-size-complex="9pt" style:font-style-complex="italic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P3" style:family="paragraph" style:parent-style-name="Text_20_body">
      <style:text-properties fo:font-size="9pt" fo:font-style="italic" fo:font-weight="normal" officeooo:paragraph-rsid="00331c9d" style:font-size-asian="9pt" style:font-style-asian="italic" style:font-weight-asian="normal" style:font-size-complex="9pt" style:font-style-complex="italic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9pt" fo:font-style="italic" fo:font-weight="normal" officeooo:paragraph-rsid="00331c9d" style:font-size-asian="9pt" style:font-style-asian="italic" style:font-weight-asian="normal" style:font-size-complex="9pt" style:font-style-complex="italic" style:font-weight-complex="normal"/>
    </style:style>
    <style:style style:name="P5" style:family="paragraph" style:parent-style-name="Standard">
      <style:text-properties fo:font-size="10pt" fo:font-style="italic" style:font-size-asian="8.75pt" style:font-style-asian="italic" style:font-size-complex="10pt" style:font-style-complex="italic"/>
    </style:style>
    <style:style style:name="P6" style:family="paragraph" style:parent-style-name="Standard">
      <style:text-properties fo:font-size="12pt" fo:font-style="italic" fo:font-weight="normal" officeooo:rsid="00100487" officeooo:paragraph-rsid="00331c9d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font-size="12pt" fo:font-style="italic" fo:font-weight="normal" officeooo:rsid="00369b5f" officeooo:paragraph-rsid="00369b5f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fo:font-size="12pt" fo:font-style="italic" fo:font-weight="normal" officeooo:rsid="00371d3a" officeooo:paragraph-rsid="00371d3a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fo:font-weight="normal" officeooo:rsid="003747a3" officeooo:paragraph-rsid="003747a3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ize="12pt" fo:font-style="italic" fo:font-weight="normal" officeooo:rsid="0037f95b" officeooo:paragraph-rsid="0037f95b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text-properties fo:font-size="12pt" fo:font-style="italic" fo:font-weight="normal" officeooo:rsid="00382b6b" officeooo:paragraph-rsid="00382b6b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font-size="12pt" fo:font-weight="normal" officeooo:rsid="0009bc39" officeooo:paragraph-rsid="00331c9d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0c73a5" officeooo:paragraph-rsid="00331c9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0d6b5d" officeooo:paragraph-rsid="00331c9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00487" officeooo:paragraph-rsid="00331c9d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bc39" officeooo:paragraph-rsid="00331c9d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09bc39" officeooo:paragraph-rsid="00331c9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officeooo:rsid="0009bc39" officeooo:paragraph-rsid="00331c9d"/>
    </style:style>
    <style:style style:name="P19" style:family="paragraph" style:parent-style-name="Standard"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normal" officeooo:rsid="000c73a5" officeooo:paragraph-rsid="00331c9d" style:font-size-asian="12pt" style:font-style-asian="normal" style:font-weight-asian="normal" style:font-size-complex="12pt" style:font-weight-complex="normal" style:text-emphasize="none"/>
    </style:style>
    <style:style style:name="P20" style:family="paragraph" style:parent-style-name="Standard">
      <style:text-properties fo:font-size="12pt" fo:font-style="italic" fo:font-weight="normal" officeooo:rsid="0037f95b" officeooo:paragraph-rsid="0037f95b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ize="12pt" fo:font-style="italic" fo:font-weight="normal" officeooo:rsid="0039122c" officeooo:paragraph-rsid="0039122c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444444" fo:font-style="italic" fo:font-weight="normal" officeooo:rsid="00331c9d" style:font-style-asian="italic" style:font-weight-asian="normal" style:font-style-complex="italic" style:font-weight-complex="normal"/>
    </style:style>
    <style:style style:name="T2" style:family="text">
      <style:text-properties fo:font-variant="normal" fo:text-transform="none" fo:color="#444444" style:font-name="Arial" fo:font-size="11pt" fo:letter-spacing="normal" fo:font-style="italic" style:text-underline-style="none" fo:font-weight="normal" officeooo:rsid="00331c9d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officeooo:rsid="00109f78"/>
    </style:style>
    <style:style style:name="T4" style:family="text">
      <style:text-properties officeooo:rsid="000ba206"/>
    </style:style>
    <style:style style:name="T5" style:family="text">
      <style:text-properties officeooo:rsid="000e1997"/>
    </style:style>
    <style:style style:name="T6" style:family="text">
      <style:text-properties officeooo:rsid="00341137"/>
    </style:style>
    <style:style style:name="T7" style:family="text">
      <style:text-properties officeooo:rsid="00352cb5"/>
    </style:style>
    <style:style style:name="T8" style:family="text">
      <style:text-properties officeooo:rsid="00382b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7"><text:span text:style-name="Emphasis"><text:span text:style-name="T2">TABELAS A SEREM CRIADAS</text:span></text:span></text:p>
          </table:table-cell>
        </table:table-row>
      </table:table>
      <text:p text:style-name="P5"/>
      <text:p text:style-name="P16"/>
      <text:p text:style-name="P18"/>
      <text:p text:style-name="P12"><text:span text:style-name="T4">T</text:span>ipo de Pensenes <text:span text:style-name="T7">OK</text:span></text:p>
      <text:p text:style-name="P12"/>
      <text:p text:style-name="P12">Registro de Pensene</text:p>
      <text:p text:style-name="P13"/>
      <text:p text:style-name="P13">Registro de EV</text:p>
      <text:p text:style-name="P13"/>
      <text:p text:style-name="P13">Categoria do temperamento humano <text:span text:style-name="T6">OK</text:span></text:p>
      <text:p text:style-name="P13"/>
      <text:p text:style-name="P13">Trafares <text:span text:style-name="T6">OK</text:span></text:p>
      <text:p text:style-name="P13"/>
      <text:p text:style-name="P13">Trafor <text:span text:style-name="T6">OK</text:span></text:p>
      <text:p text:style-name="P19"/>
      <text:p text:style-name="P19">TEMPERAMENTOLOGIA</text:p>
      <text:p text:style-name="P14"/>
      <text:p text:style-name="P14">pessoas que influenciam a sua vida <text:span text:style-name="T5">(padrão 10)</text:span></text:p>
      <text:p text:style-name="P15"/>
      <text:p text:style-name="P15">Fenomenos parapsiquicos <text:span text:style-name="T6">OK</text:span></text:p>
      <text:p text:style-name="P6"/>
      <text:p text:style-name="P6"><text:span text:style-name="T3">avaliação dos </text:span>Fenomenos parapsiquicos <text:span text:style-name="T3">vivenciados</text:span></text:p>
      <text:p text:style-name="P6"/>
      <text:p text:style-name="P7">Sinais <text:span text:style-name="T8">OK</text:span></text:p>
      <text:p text:style-name="P7"/>
      <text:p text:style-name="P8">Metas Evolutivas</text:p>
      <text:p text:style-name="P9"/>
      <text:p text:style-name="P9">Cadastro de Perguntas_perfil</text:p>
      <text:p text:style-name="P10">condicoes meterologicas</text:p>
      <text:p text:style-name="P10"/>
      <text:p text:style-name="P10">condicoes somaticas</text:p>
      <text:p text:style-name="P10">condicoes psicologicas</text:p>
      <text:p text:style-name="P21">Condições Holossomática</text:p>
      <text:p text:style-name="P21"/>
      <text:p text:style-name="P10">tecnica energetica</text:p>
      <text:p text:style-name="P10">tecnica projetiva <text:span text:style-name="T8">OK</text:span></text:p>
      <text:p text:style-name="P11">Livros lidos</text:p>
      <text:p text:style-name="P10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line-height="150%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style:font-name="Arial1" fo:font-family="Arial" style:font-style-name="Normal" style:font-family-generic="swiss" style:font-pitch="variable" fo:font-size="11pt" fo:letter-spacing="0.053cm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fo:font-size="12pt" style:font-size-asian="12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3.467cm" table:align="right"/>
    </style:style>
    <style:style style:name="Tabela1.A" style:family="table-column">
      <style:table-column-properties style:column-width="12.065cm"/>
    </style:style>
    <style:style style:name="Tabela1.B" style:family="table-column">
      <style:table-column-properties style:column-width="1.402cm"/>
    </style:style>
    <style:style style:name="Tabela1.A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Table_20_Contents">
      <style:text-properties style:font-name="Times New Roman" fo:font-size="9pt" fo:letter-spacing="0.053cm" fo:font-style="italic" officeooo:paragraph-rsid="0003df58" style:font-size-asian="9pt" style:font-style-asian="italic" style:font-size-complex="9pt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MP3" style:family="paragraph" style:parent-style-name="Text_20_body">
      <style:text-properties fo:font-size="9pt" fo:font-style="italic" fo:font-weight="normal" officeooo:paragraph-rsid="00331c9d" style:font-size-asian="9pt" style:font-style-asian="italic" style:font-weight-asian="normal" style:font-size-complex="9pt" style:font-style-complex="italic" style:font-weight-complex="normal"/>
    </style:style>
    <style:style style:name="MT1" style:family="text">
      <style:text-properties fo:font-variant="normal" fo:text-transform="none" fo:color="#444444" fo:font-style="italic" fo:font-weight="normal" officeooo:rsid="00331c9d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3.009cm" fo:margin-bottom="3.069cm" fo:margin-left="3.769cm" fo:margin-right="3.75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Emphasis"><text:span text:style-name="MT1">Projeto Proexis</text:span></text:span></text:p>
            </table:table-cell>
            <table:table-cell table:style-name="Tabela1.A1" office:value-type="string">
              <text:p text:style-name="MP2"><text:page-number text:select-page="current">1</text:page-number>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1-05T16:09:00</meta:creation-date>
    <dc:date>2015-11-11T11:41:26.392000000</dc:date>
    <meta:editing-duration>PT6H2M17S</meta:editing-duration>
    <meta:editing-cycles>103</meta:editing-cycles>
    <meta:generator>LibreOffice/4.2.2.1$Windows_x86 LibreOffice_project/3be8cda0bddd8e430d8cda1ebfd581265cca5a0f</meta:generator>
    <dc:title>Código Pessoal de Cosmoética</dc:title>
    <meta:initial-creator>everaldo</meta:initial-creator>
    <meta:document-statistic meta:table-count="2" meta:image-count="0" meta:object-count="0" meta:page-count="1" meta:paragraph-count="23" meta:word-count="65" meta:character-count="474" meta:non-whitespace-character-count="432"/>
    <meta:user-defined meta:name="Informações 1"/>
    <meta:user-defined meta:name="Informações 2"/>
    <meta:user-defined meta:name="Informações 3"/>
    <meta:user-defined meta:name="Informações 4"/>
  </office:meta>
</office:document-meta>
</file>